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785" officeooo:paragraph-rsid="000c17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mple de od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3:31:28.427579752</meta:creation-date>
    <dc:date>2022-06-13T13:31:55.170050891</dc:date>
    <meta:editing-duration>PT27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7.3.3.2$Linux_X86_64 LibreOffice_project/30$Build-2</meta:generator>
  </office:meta>
</office:document-meta>
</file>